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bbc0" officeooo:paragraph-rsid="0008bbc0"/>
    </style:style>
    <style:style style:name="P2" style:family="paragraph" style:parent-style-name="Standard" style:list-style-name="L1">
      <style:text-properties officeooo:rsid="000f6c79" officeooo:paragraph-rsid="000f6c79"/>
    </style:style>
    <style:style style:name="P3" style:family="paragraph" style:parent-style-name="Standard" style:list-style-name="L1">
      <style:text-properties officeooo:rsid="000aa9b5" officeooo:paragraph-rsid="0008bbc0"/>
    </style:style>
    <style:style style:name="P4" style:family="paragraph" style:parent-style-name="Standard" style:list-style-name="L1">
      <style:text-properties officeooo:rsid="000aa9b5" officeooo:paragraph-rsid="000aa9b5"/>
    </style:style>
    <style:style style:name="P5" style:family="paragraph" style:parent-style-name="Standard" style:list-style-name="L1">
      <style:text-properties officeooo:rsid="000e064b" officeooo:paragraph-rsid="000e064b"/>
    </style:style>
    <style:style style:name="P6" style:family="paragraph" style:parent-style-name="Standard" style:list-style-name="L1">
      <style:text-properties officeooo:rsid="000e064b" officeooo:paragraph-rsid="000aa9b5"/>
    </style:style>
    <style:style style:name="P7" style:family="paragraph" style:parent-style-name="Standard" style:list-style-name="L1">
      <style:text-properties officeooo:rsid="000d5d8a" officeooo:paragraph-rsid="0008bbc0"/>
    </style:style>
    <style:style style:name="P8" style:family="paragraph" style:parent-style-name="Standard" style:list-style-name="L1">
      <style:text-properties officeooo:rsid="000d5d8a" officeooo:paragraph-rsid="000c0f0a"/>
    </style:style>
    <style:style style:name="P9" style:family="paragraph" style:parent-style-name="Standard" style:list-style-name="L1">
      <style:text-properties officeooo:rsid="000d5d8a" officeooo:paragraph-rsid="000d5d8a"/>
    </style:style>
    <style:style style:name="P10" style:family="paragraph" style:parent-style-name="Standard" style:list-style-name="L1">
      <style:text-properties officeooo:rsid="000d5d8a" officeooo:paragraph-rsid="000e064b"/>
    </style:style>
    <style:style style:name="P11" style:family="paragraph" style:parent-style-name="Standard" style:list-style-name="L1">
      <style:text-properties officeooo:rsid="000c0f0a" officeooo:paragraph-rsid="000aa9b5"/>
    </style:style>
    <style:style style:name="P12" style:family="paragraph" style:parent-style-name="Standard" style:list-style-name="L1">
      <style:text-properties officeooo:rsid="000c0f0a" officeooo:paragraph-rsid="000c0f0a"/>
    </style:style>
    <style:style style:name="P13" style:family="paragraph" style:parent-style-name="Standard" style:list-style-name="L1">
      <style:text-properties officeooo:rsid="000c0f0a" officeooo:paragraph-rsid="000e064b"/>
    </style:style>
    <style:style style:name="P14" style:family="paragraph" style:parent-style-name="Standard" style:list-style-name="L1">
      <style:text-properties officeooo:rsid="000c0f0a" officeooo:paragraph-rsid="000d5d8a"/>
    </style:style>
    <style:style style:name="T1" style:family="text">
      <style:text-properties officeooo:rsid="000aa9b5"/>
    </style:style>
    <style:style style:name="T2" style:family="text">
      <style:text-properties officeooo:rsid="000d5d8a"/>
    </style:style>
    <style:style style:name="T3" style:family="text">
      <style:text-properties officeooo:rsid="000e064b"/>
    </style:style>
    <style:style style:name="T4" style:family="text">
      <style:text-properties officeooo:rsid="000f6c79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176297139106569" text:style-name="L1">
        <text:list-item>
          <text:p text:style-name="P1">Who am I</text:p>
          <text:list>
            <text:list-item>
              <text:p text:style-name="P2">FAE in Austin, Texas</text:p>
            </text:list-item>
            <text:list-item>
              <text:p text:style-name="P1"><text:span text:style-name="T1">I play with electron</text:span><text:span text:style-name="T4">i</text:span><text:span text:style-name="T1">cs</text:span></text:p>
            </text:list-item>
          </text:list>
        </text:list-item>
        <text:list-item>
          <text:p text:style-name="P1">what is Raspberry Pi</text:p>
          <text:list>
            <text:list-item>
              <text:p text:style-name="P3">credit card sized computer</text:p>
              <text:list>
                <text:list-item>
                  <text:p text:style-name="P5">Educational purposes</text:p>
                </text:list-item>
                <text:list-item>
                  <text:p text:style-name="P5">$35</text:p>
                </text:list-item>
                <text:list-item>
                  <text:p text:style-name="P5">Can run Linux</text:p>
                </text:list-item>
              </text:list>
            </text:list-item>
            <text:list-item>
              <text:p text:style-name="P3">Broadcom processor</text:p>
              <text:list>
                <text:list-item>
                  <text:p text:style-name="P5">ARM</text:p>
                </text:list-item>
              </text:list>
            </text:list-item>
            <text:list-item>
              <text:p text:style-name="P5">512KB RAM</text:p>
            </text:list-item>
            <text:list-item>
              <text:p text:style-name="P5">SD card storage</text:p>
            </text:list-item>
            <text:list-item>
              <text:p text:style-name="P5">Ethernet</text:p>
              <text:list>
                <text:list-item>
                  <text:p text:style-name="P5">SMSC</text:p>
                </text:list-item>
              </text:list>
            </text:list-item>
            <text:list-item>
              <text:p text:style-name="P5">USB</text:p>
            </text:list-item>
            <text:list-item>
              <text:p text:style-name="P2">HDMI output</text:p>
            </text:list-item>
            <text:list-item>
              <text:p text:style-name="P5">Header for I/O</text:p>
              <text:list>
                <text:list-item>
                  <text:p text:style-name="P2">I2C</text:p>
                </text:list-item>
                <text:list-item>
                  <text:p text:style-name="P2">SPI</text:p>
                </text:list-item>
                <text:list-item>
                  <text:p text:style-name="P2">GPIO</text:p>
                </text:list-item>
              </text:list>
            </text:list-item>
          </text:list>
        </text:list-item>
        <text:list-item>
          <text:p text:style-name="P1">What is TRISThis</text:p>
          <text:list>
            <text:list-item>
              <text:p text:style-name="P1">Open Source Hardware</text:p>
            </text:list-item>
            <text:list-item>
              <text:p text:style-name="P1">Open Source Software</text:p>
            </text:list-item>
            <text:list-item>
              <text:p text:style-name="P1">Not for sale!</text:p>
            </text:list-item>
            <text:list-item>
              <text:p text:style-name="P1">Uses Microchip parts, not Microchip</text:p>
            </text:list-item>
            <text:list-item>
              <text:p text:style-name="P7">Why?</text:p>
              <text:list>
                <text:list-item>
                  <text:p text:style-name="P5">Powering the board can be problematic</text:p>
                  <text:list>
                    <text:list-item>
                      <text:p text:style-name="P2">I had a weak USB power supply, weird things started happening</text:p>
                    </text:list-item>
                  </text:list>
                </text:list-item>
                <text:list-item>
                  <text:p text:style-name="P5">No analog on the board</text:p>
                </text:list-item>
                <text:list-item>
                  <text:p text:style-name="P2">Needed mounting holes</text:p>
                </text:list-item>
                <text:list-item>
                  <text:p text:style-name="P2">Not enough LEDs</text:p>
                </text:list-item>
              </text:list>
            </text:list-item>
            <text:list-item>
              <text:p text:style-name="P1">What am I getting out of this</text:p>
              <text:list>
                <text:list-item>
                  <text:p text:style-name="P2">Tired of having my hope projects just sitting in a box once I've lost interest</text:p>
                </text:list-item>
                <text:list-item>
                  <text:p text:style-name="P2">This is an ambitious project, I don't want to go this along</text:p>
                  <text:list>
                    <text:list-item>
                      <text:p text:style-name="P2">Open source to enable collaboration</text:p>
                    </text:list-item>
                    <text:list-item>
                      <text:p text:style-name="P2">Don't want to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Development philosphy</text:p>
          <text:list>
            <text:list-item>
              <text:p text:style-name="P4">How much can be done with open source</text:p>
            </text:list-item>
            <text:list-item>
              <text:p text:style-name="P4">development done on Linux</text:p>
            </text:list-item>
            <text:list-item>
              <text:p text:style-name="P4">Ubuntu (but it doesn't really matter what)</text:p>
            </text:list-item>
          </text:list>
        </text:list-item>
        <text:list-item>
          <text:p text:style-name="P4">Schematics done with Eagle</text:p>
          <text:list>
            <text:list-item>
              <text:p text:style-name="P4">two layer half eurocard intentionally (document this)</text:p>
            </text:list-item>
            <text:list-item>
              <text:p text:style-name="P4">gerbers available</text:p>
              <text:list>
                <text:list-item>
                  <text:p text:style-name="P4">what is a gerber (manufacturing files)</text:p>
                </text:list-item>
                <text:list-item>
                  <text:p text:style-name="P6">BatchPCB did the boards- they are no longer making boards</text:p>
                </text:list-item>
                <text:list-item>
                  <text:p text:style-name="P6">need manufacturer that will route out shapes, not just a rectangle</text:p>
                </text:list-item>
              </text:list>
            </text:list-item>
          </text:list>
        </text:list-item>
        <text:list-item>
          <text:p text:style-name="P4">Revision control with git</text:p>
          <text:list>
            <text:list-item>
              <text:p text:style-name="P4">what is git</text:p>
              <text:list>
                <text:list-item>
                  <text:p text:style-name="P4">decentralized revision control</text:p>
                </text:list-item>
                <text:list-item>
                  <text:p text:style-name="P4">can be hosted at a central location</text:p>
                </text:list-item>
              </text:list>
            </text:list-item>
            <text:list-item>
              <text:p text:style-name="P4">Code hosted on Github</text:p>
              <text:list>
                <text:list-item>
                  <text:p text:style-name="P4">What is github</text:p>
                </text:list-item>
                <text:list-item>
                  <text:p text:style-name="P11">What's the name</text:p>
                </text:list-item>
              </text:list>
            </text:list-item>
          </text:list>
        </text:list-item>
        <text:list-item>
          <text:p text:style-name="P12">TRISThis features</text:p>
          <text:list>
            <text:list-item>
              <text:p text:style-name="P8">PIC32MXxxx</text:p>
            </text:list-item>
            <text:list-item>
              <text:p text:style-name="P12">Switching regulator on input</text:p>
              <text:list>
                <text:list-item>
                  <text:p text:style-name="P13"><text:span text:style-name="T2">MCPxx</text:span><text:span text:style-name="T3">x</text:span></text:p>
                </text:list-item>
              </text:list>
            </text:list-item>
            <text:list-item>
              <text:p text:style-name="P13">Current monitoring</text:p>
              <text:list>
                <text:list-item>
                  <text:p text:style-name="P8">PAC1710</text:p>
                </text:list-item>
              </text:list>
            </text:list-item>
            <text:list-item>
              <text:p text:style-name="P12">3.3V switching regulator</text:p>
            </text:list-item>
            <text:list-item>
              <text:p text:style-name="P8">MCPxxx</text:p>
            </text:list-item>
            <text:list-item>
              <text:p text:style-name="P12">Protection on inputs</text:p>
            </text:list-item>
            <text:list-item>
              <text:p text:style-name="P12">Analog inputs<text:tab/></text:p>
              <text:list>
                <text:list-item>
                  <text:p text:style-name="P12">conditioning</text:p>
                  <text:list>
                    <text:list-item>
                      <text:p text:style-name="P8">MCPxxx</text:p>
                    </text:list-item>
                  </text:list>
                </text:list-item>
                <text:list-item>
                  <text:p text:style-name="P12">digipots</text:p>
                  <text:list>
                    <text:list-item>
                      <text:p text:style-name="P8">MCP</text:p>
                    </text:list-item>
                  </text:list>
                </text:list-item>
              </text:list>
            </text:list-item>
            <text:list-item>
              <text:p text:style-name="P12">JTAG Programming/debugging</text:p>
            </text:list-item>
          </text:list>
        </text:list-item>
        <text:list-item>
          <text:p text:style-name="P12">TRISThis code</text:p>
          <text:list>
            <text:list-item>
              <text:p text:style-name="P9">LEDs</text:p>
            </text:list-item>
            <text:list-item>
              <text:p text:style-name="P14">I2C</text:p>
            </text:list-item>
            <text:list-item>
              <text:p text:style-name="P12">SPI</text:p>
            </text:list-item>
          </text:list>
        </text:list-item>
        <text:list-item>
          <text:p text:style-name="P13">Raspberry Pi Code</text:p>
          <text:list>
            <text:list-item>
              <text:p text:style-name="P10">Running </text:p>
              <text:list>
                <text:list-item>
                  <text:p text:style-name="P10">Raspbian</text:p>
                  <text:list>
                    <text:list-item>
                      <text:p text:style-name="P10">Appears to be the most popular- may not be the best</text:p>
                    </text:list-item>
                  </text:list>
                </text:list-item>
              </text:list>
            </text:list-item>
            <text:list-item>
              <text:p text:style-name="P10">Working on:</text:p>
              <text:list>
                <text:list-item>
                  <text:p text:style-name="P10">Simple code to run the SPI</text:p>
                </text:list-item>
              </text:list>
            </text:list-item>
            <text:list-item>
              <text:p text:style-name="P10">Plans:</text:p>
              <text:list>
                <text:list-item>
                  <text:p text:style-name="P10">JTAG programming</text:p>
                  <text:list>
                    <text:list-item>
                      <text:p text:style-name="P5">does not require any code on PIC32MXXXX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Bennett</meta:initial-creator>
    <meta:creation-date>2013-08-01T08:31:57</meta:creation-date>
    <dc:date>2013-08-22T16:34:21</dc:date>
    <dc:creator>Matt Bennett</dc:creator>
    <meta:editing-duration>PT5H31M31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1" meta:paragraph-count="81" meta:word-count="366" meta:character-count="1910" meta:non-whitespace-character-count="1659"/>
  </office:meta>
</office:document-meta>
</file>